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1pt" style:font-size-complex="24pt"/>
    </style:style>
    <style:style style:name="P3" style:family="paragraph" style:parent-style-name="Standard">
      <style:paragraph-properties fo:text-align="end" style:justify-single-word="false"/>
      <style:text-properties fo:font-size="14pt" style:font-size-asian="12.25pt" style:font-size-complex="14pt"/>
    </style:style>
    <style:style style:name="P4" style:family="paragraph" style:parent-style-name="Standard">
      <style:paragraph-properties fo:text-align="end" style:justify-single-word="false"/>
      <style:text-properties fo:font-size="12pt" style:font-size-asian="10.5pt" style:font-size-complex="12pt"/>
    </style:style>
    <style:style style:name="P5" style:family="paragraph" style:parent-style-name="Standard">
      <style:paragraph-properties fo:text-align="center" style:justify-single-word="false"/>
      <style:text-properties fo:font-size="16pt" style:font-size-asian="14pt" style:font-size-complex="16pt"/>
    </style:style>
    <style:style style:name="P6" style:family="paragraph" style:parent-style-name="Standard">
      <style:paragraph-properties fo:text-align="start" style:justify-single-word="false"/>
      <style:text-properties fo:font-size="15pt" style:font-size-asian="13.1000003814697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iversidad Simón Bolívar</text:p>
      <text:p text:style-name="Standard">Departamento de Computación y Tecnología de la Informa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1"/>
      <text:p text:style-name="P1"/>
      <text:p text:style-name="P1"/>
      <text:p text:style-name="P1"/>
      <text:p text:style-name="P2">Tarea 4</text:p>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4">Roso Peñaranda</text:p>
      <text:p text:style-name="P4">Nilver Viera</text:p>
      <text:p text:style-name="P4">Karla Alzuro</text:p>
      <text:p text:style-name="P4">Joel Araujo 10-10797</text:p>
      <text:p text:style-name="P4">Arturo Voltattorni 10-10774</text:p>
      <text:p text:style-name="P2"><text:soft-page-break/>Diseño</text:p>
      <text:p text:style-name="P5"/>
      <text:p text:style-name="P6"><text:tab/>Para implementar el patrón estrategia, se modificó la clase Plan, para que pudiera generar la parte de la factura correspondiente de acuerdo al tipo de plan, además de crearse una interfaz factura, y dos clases que la implementan, FacturaPrepago y FacturaPostpago, de modo que la clase que utilice Factura pueda generarla de manera correcta de acuerdo al tipo del plan.</text:p>
      <text:p text:style-name="P6"/>
      <text:p text:style-name="P6"><text:tab/>En la clase Plan, también se utilizó en menor manera, el patrón estrategia, para que las llamadas de imprimir factura a un plan prepago/postpago se hicieran de manera adecuada.</text:p>
      <text:p text:style-name="P6"/>
      <text:p text:style-name="P6"><text:tab/>En resumen, la interfaz Factura determina el tipo del plan y de acuerdo a esto, utiliza el método adecuado de las clases que la implementan.</text:p>
      <text:p text:style-name="P6"/>
      <text:p text:style-name="P6"><text:tab/>Para implementar el patrón decorador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Herramienta Git y Gestión de Versiones</text:p>
      <text:p text:style-name="P2"/>
      <text:p text:style-name="P6"><text:tab/>Como política de commits, se establecieron pequeños hitos, por ejemplo la culminación de un par de métodos de un módulo, luego de ser probados, se les hacia commit para mantener una versión actualizada dentro de lo posible. </text:p>
      <text:p text:style-name="P6"/>
      <text:p text:style-name="P6"><text:tab/>Para integrar se mantenía una comunicación constante con respecto a los push/pull que se hacían, de manera que todos los miembros del equipo estuvieran alertas de una actualización, de qué archivos serían actualizados, para tomar precauciones, además de hacer pull lo antes posible para mantener el proyecto en una versión actualizada.</text:p>
      <text:p text:style-name="P6"><text:tab/>Esto fué posible debido al reducido número de miembros, de modo que cada subgrupo tenía asignada una tarea independiente, de modo que la integración generó muy pocos conflictos.</text:p>
      <text:p text:style-name="P6"/>
      <text:p text:style-name="P6"><text:tab/>Los conflictos de integración fueron manejados de manera manual, ya que eran muy pocos y además nada complicados.</text:p>
      <text:p text:style-name="P6"/>
      <text:p text:style-name="P6"><text:tab/>Lo más difícil de usar git/github es mantener la coordinación para no modificar cosas que puedan afectar a otros, en nuestro caso, al ser pocos los participantes, es una tarea relativamente sencilla, pero aún así se requiere mantener coordinación a la hora de hacer push, o de hacer modificaciones que requieren que el resto del equipo haga merge.</text:p>
      <text:p text:style-name="P6"/>
      <text:p text:style-name="P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o </meta:initial-creator>
    <meta:creation-date>2013-10-07T00:58:52</meta:creation-date>
    <dc:date>2013-10-07T01:46:29</dc:date>
    <dc:creator>Arturo </dc:creator>
    <meta:editing-duration>PT45M30S</meta:editing-duration>
    <meta:editing-cycles>2</meta:editing-cycles>
    <meta:generator>LibreOffice/3.5$Linux_x86 LibreOffice_project/350m1$Build-2</meta:generator>
    <meta:document-statistic meta:table-count="0" meta:image-count="0" meta:object-count="0" meta:page-count="3" meta:paragraph-count="20" meta:word-count="344" meta:character-count="2148" meta:non-whitespace-character-count="1812"/>
  </office:meta>
</office:document-meta>
</file>